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2" style:family="paragraph" style:parent-style-name="Standard" style:list-style-name="L2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 style:list-style-name="L5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 style:list-style-name="L6">
      <style:text-properties fo:color="#000000" loext:opacity="100%" fo:language="zxx" fo:country="none" style:text-underline-style="none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color="#000000" loext:opacity="100%" fo:language="zxx" fo:country="none" style:text-underline-style="solid" style:text-underline-width="auto" style:text-underline-color="font-color" fo:font-weight="bold" officeooo:rsid="001e1ae4" officeooo:paragraph-rsid="001e1ae4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 style:list-style-name="L6">
      <style:text-properties fo:color="#000000" loext:opacity="100%" fo:language="zxx" fo:country="none" style:text-underline-style="solid" style:text-underline-width="auto" style:text-underline-color="font-color" fo:font-weight="normal" officeooo:rsid="001e1ae4" officeooo:paragraph-rsid="001e1ae4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5">
      <style:text-properties officeooo:paragraph-rsid="001e1ae4"/>
    </style:style>
    <style:style style:name="T1" style:family="text">
      <style:text-properties fo:color="#000000" loext:opacity="100%" fo:language="zxx" fo:country="none" style:text-underline-style="none" fo:font-weight="normal" officeooo:rsid="001e1ae4" style:language-asian="zxx" style:country-asian="none" style:font-weight-asian="normal" style:language-complex="zxx" style:country-complex="none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ta o de agora traballamos con algunha variable nos nosos programas, pero ás veces precisamos traballar con gran cantidad de información (variables) agrupadas nun mesmo nome. Por exemplo:</text:p>
      <text:p text:style-name="P1"><text:tab/>float temperatura</text:p>
      <text:p text:style-name="P1"><text:tab/>float t1,t2,t3....,t365</text:p>
      <text:p text:style-name="P1">Estrutura de datos : conjunto de datos que se agrupan nunha soa</text:p>
      <text:p text:style-name="P1">Java nos dá dous tipos de estruturas:</text:p>
      <text:list text:style-name="L2">
        <text:list-item>
          <text:p text:style-name="P2"><text:span text:style-name="T2">Arrays</text:span>, vectores, matrices:</text:p>
          <text:list>
            <text:list-item>
              <text:p text:style-name="P2">Son as estruturas máis sinxelas</text:p>
            </text:list-item>
            <text:list-item>
              <text:p text:style-name="P2">Permiten almacenar datos básicos ou obxectos.</text:p>
            </text:list-item>
            <text:list-item>
              <text:p text:style-name="P2">Datos do mesmo tipo</text:p>
            </text:list-item>
            <text:list-item>
              <text:p text:style-name="P2">Xestión da memoria é estatica (reserva memoria en tempo de compilación)</text:p>
            </text:list-item>
          </text:list>
        </text:list-item>
        <text:list-item>
          <text:p text:style-name="P2"><text:span text:style-name="T2">Coleccións</text:span>:</text:p>
          <text:list>
            <text:list-item>
              <text:p text:style-name="P2">Estruturas máis complexas, por que conteñen clases</text:p>
            </text:list-item>
            <text:list-item>
              <text:p text:style-name="P2">Xestión de memoria dinámica (reservase en tempo de execución)</text:p>
            </text:list-item>
            <text:list-item>
              <text:p text:style-name="P2">Só almacena obxetos</text:p>
            </text:list-item>
          </text:list>
        </text:list-item>
      </text:list>
      <text:p text:style-name="P1"/>
      <text:p text:style-name="P1"><text:span text:style-name="T2">Coleccións</text:span>:</text:p>
      <text:list xml:id="list3776480770" text:style-name="L5">
        <text:list-item>
          <text:p text:style-name="P7"><text:span text:style-name="T1">List -&gt; Listas que poden ter elementos duplicados e accédense aos elementos mediante 1 indice</text:span></text:p>
          <text:list>
            <text:list-item>
              <text:p text:style-name="P3">Arraylists: ten un acceso aleatorio moi rápido e un borrado ou engadido no medio da lista lento</text:p>
            </text:list-item>
            <text:list-item>
              <text:p text:style-name="P3">Linkedist: ten un acceso secuencial e un borrado ou engadido no medio da lista rápido</text:p>
            </text:list-item>
          </text:list>
        </text:list-item>
        <text:list-item>
          <text:p text:style-name="P3">Set -&gt; Conxunto de elementos que non admiten elementos duplicados</text:p>
        </text:list-item>
        <text:list-item>
          <text:p text:style-name="P3">Queue -&gt;FIFO (first input, first output)</text:p>
        </text:list-item>
        <text:list-item>
          <text:p text:style-name="P3">Pila -&gt; <text:s/>LIFO (last input, first output)</text:p>
        </text:list-item>
        <text:list-item>
          <text:p text:style-name="P3">Map -&gt; (clave, valor)</text:p>
        </text:list-item>
      </text:list>
      <text:p text:style-name="P1"/>
      <text:p text:style-name="P5">Arrays</text:p>
      <text:p text:style-name="P1"><text:tab/>As arrays son un conxunto de elementos do mesmo tipo que ocupan posiciones consecutivas. Cada un dos elementos leva o nome do array e un subíndice entre corchetes que marca a posición.</text:p>
      <text:p text:style-name="P1"><text:tab/>- Declaración </text:p>
      <text:p text:style-name="P1"><text:tab/><text:tab/>tipo nomeArray[]; --&gt; float temperaturas[]; <text:s text:c="4"/>corchete indica conxunto de elementos</text:p>
      <text:p text:style-name="P1"><text:tab/><text:tab/>tipo []nomeArray; --&gt; float []temperaturas; <text:s text:c="4"/>é o mesmo co do arriba</text:p>
      <text:p text:style-name="P1">Xeralmente se declara e crea na mesma posición: (crear significa crear espacio na memoria para a os elementos da array)</text:p>
      <text:p text:style-name="P1"><text:tab/>float temperaturas = new float[7];</text:p>
      <text:p text:style-name="P1"><text:tab/>temperaturas -&gt; [10][11][20][23][14] <text:s text:c="2"/>-&gt; se empiezan a contar las posiciones desde el 0</text:p>
      <text:p text:style-name="P1">A array pode conter elementos ou obxetos.</text:p>
      <text:p text:style-name="P1">Os elementos da array se nomean co nome da array co subíndice da posición na que estén: </text:p>
      <text:p text:style-name="P1">nomeArray[posicion];</text:p>
      <text:list xml:id="list1284807015" text:style-name="L6">
        <text:list-item>
          <text:p text:style-name="P6">Inicializar<text:span text:style-name="T3">: darlle os valores a cada posicion de seguido.</text:span></text:p>
          <text:list>
            <text:list-header>
              <text:p text:style-name="P4">float temperaturas[] = {10f, 11f, 20f, 23f, 14f};</text:p>
            </text:list-header>
          </text:list>
        </text:list-item>
        <text:list-item>
          <text:p text:style-name="P6">Darlle valores aos elementos:</text:p>
          <text:list>
            <text:list-header>
              <text:p text:style-name="P4">float [] temperaturas = new float [5];</text:p>
              <text:p text:style-name="P4">temperaturas[0] = 10f;</text:p>
              <text:p text:style-name="P4">temperaturas [4] = 14f;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7T17:03:31.103000000</meta:creation-date>
    <dc:date>2023-01-23T18:38:56.952000000</dc:date>
    <meta:editing-duration>PT1H52M7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39" meta:word-count="349" meta:character-count="2110" meta:non-whitespace-character-count="1796"/>
  </office:meta>
</office:document-meta>
</file>